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F0000004E81C8430DAB47A97F.png" manifest:media-type="image/png"/>
  <manifest:file-entry manifest:full-path="Pictures/10000000000000230000004884423E5976CC99B8.png" manifest:media-type="image/png"/>
  <manifest:file-entry manifest:full-path="Pictures/10000000000000220000002B35F8564D24B6BA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53cm" svg:stroke-color="#0000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4eb5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2.339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Fine_20_Dashed"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1.485cm" fo:min-width="0cm" fo:padding-top="0.151cm" fo:padding-bottom="0.151cm" fo:padding-left="0.276cm" fo:padding-right="0.276cm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3cm" svg:stroke-color="#ffd428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1.583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3.224cm" fo:min-width="0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ea75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191919" draw:fill-color="#191919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width="0.053cm" svg:stroke-color="#ffffff" draw:marker-start-width="0.279cm" draw:marker-end-width="0.279cm" draw:fill="none" draw:textarea-horizontal-align="justify" draw:textarea-vertical-align="middle" draw:auto-grow-height="false" fo:min-height="2.386cm" fo:min-width="5.884cm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color="#0000ff" fo:font-size="15pt" style:font-size-asian="15pt" style:font-size-complex="15pt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 fo:font-size="15pt" style:font-size-asian="15pt" style:font-size-complex="15pt"/>
    </style:style>
    <style:style style:name="P5" style:family="paragraph">
      <style:text-properties fo:color="#34eb5e"/>
    </style:style>
    <style:style style:name="P6" style:family="paragraph">
      <loext:graphic-properties draw:fill="none" draw:fill-color="#ffffff"/>
      <style:text-properties fo:color="#34eb5e"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text-properties fo:color="#ffd428"/>
    </style:style>
    <style:style style:name="P10" style:family="paragraph">
      <loext:graphic-properties draw:fill="none" draw:fill-color="#ffffff"/>
      <style:text-properties fo:color="#ffd428" fo:font-size="15pt" style:font-size-asian="15pt" style:font-size-complex="15pt"/>
    </style:style>
    <style:style style:name="P11" style:family="paragraph">
      <style:text-properties fo:color="#ea7500"/>
    </style:style>
    <style:style style:name="P12" style:family="paragraph">
      <loext:graphic-properties draw:fill="none" draw:fill-color="#ffffff"/>
      <style:text-properties fo:color="#ea7500" fo:font-size="15pt" style:font-size-asian="15pt" style:font-size-complex="15pt"/>
    </style:style>
    <style:style style:name="P13" style:family="paragraph">
      <loext:graphic-properties draw:fill-color="#191919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ff" fo:font-size="15pt" style:font-size-asian="15pt" style:font-size-complex="15pt"/>
    </style:style>
    <style:style style:name="T2" style:family="text">
      <style:text-properties fo:color="#0000ff" style:text-position="-33% 58%" fo:font-size="15pt" style:font-size-asian="15pt" style:font-size-complex="15pt"/>
    </style:style>
    <style:style style:name="T3" style:family="text">
      <style:text-properties fo:color="#ff0000" style:text-position="0% 100%" fo:font-size="15pt" style:font-size-asian="15pt" style:font-size-complex="15pt"/>
    </style:style>
    <style:style style:name="T4" style:family="text">
      <style:text-properties fo:color="#ff0000" style:text-position="-33% 58%" fo:font-size="15pt" style:font-size-asian="15pt" style:font-size-complex="15pt"/>
    </style:style>
    <style:style style:name="T5" style:family="text">
      <style:text-properties fo:color="#34eb5e" style:text-position="0% 100%" fo:font-size="15pt" style:font-size-asian="15pt" style:font-size-complex="15pt"/>
    </style:style>
    <style:style style:name="T6" style:family="text">
      <style:text-properties fo:color="#34eb5e" style:text-position="-33% 58%" fo:font-size="15pt" style:font-size-asian="15pt" style:font-size-complex="15pt"/>
    </style:style>
    <style:style style:name="T7" style:family="text">
      <style:text-properties fo:color="#ffd428" style:text-position="0% 100%" fo:font-size="15pt" style:font-size-asian="15pt" style:font-size-complex="15pt"/>
    </style:style>
    <style:style style:name="T8" style:family="text">
      <style:text-properties fo:color="#ea7500" style:text-position="0% 100%" fo:font-size="15pt" style:font-size-asian="15pt" style:font-size-complex="1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line draw:style-name="gr1" draw:text-style-name="P1" draw:layer="layout" svg:x1="5.653cm" svg:y1="6.4cm" svg:x2="5.653cm" svg:y2="2.534cm">
            <text:p/>
          </draw:line>
          <draw:line draw:style-name="gr2" draw:text-style-name="P1" draw:layer="layout" svg:x1="5.653cm" svg:y1="6.414cm" svg:x2="9.091cm" svg:y2="8.334cm">
            <text:p/>
          </draw:line>
          <draw:line draw:style-name="gr3" draw:text-style-name="P1" draw:layer="layout" svg:x1="5.64cm" svg:y1="6.401cm" svg:x2="9.091cm" svg:y2="4.434cm">
            <text:p/>
          </draw:line>
          <draw:frame draw:style-name="gr4" draw:text-style-name="P2" draw:layer="layout" svg:width="0.938cm" svg:height="0.966cm" svg:x="5.391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3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1cm" svg:y="3.668cm">
            <draw:text-box>
              <text:p text:style-name="P5"><text:span text:style-name="T5">y</text:span><text:span text:style-name="T6">0</text:span></text:p>
            </draw:text-box>
          </draw:frame>
        </draw:g>
      </draw:page>
      <draw:page draw:name="page2" draw:style-name="dp1" draw:master-page-name="Padrão">
        <draw:custom-shape draw:style-name="gr5" draw:text-style-name="P7" draw:layer="layout" svg:width="0.5cm" svg:height="2.785cm" draw:transform="rotate (-1.00914937350312) translate (7.625cm 4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7" draw:layer="layout" svg:width="0.5cm" svg:height="2.785cm" draw:transform="rotate (1.01962134901509) translate (5.157cm 6.9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1" draw:layer="layout" svg:x1="8.091cm" svg:y1="7.8cm" svg:x2="10.391cm" svg:y2="6.3cm">
          <text:p/>
        </draw:line>
        <draw:line draw:style-name="gr6" draw:text-style-name="P1" draw:layer="layout" svg:x1="7.991cm" svg:y1="5cm" svg:x2="10.391cm" svg:y2="6.3cm">
          <text:p/>
        </draw:line>
        <draw:g>
          <draw:line draw:style-name="gr1" draw:text-style-name="P1" draw:layer="layout" svg:x1="5.653cm" svg:y1="6.4cm" svg:x2="5.653cm" svg:y2="2.534cm">
            <text:p/>
          </draw:line>
          <draw:line draw:style-name="gr2" draw:text-style-name="P1" draw:layer="layout" svg:x1="5.653cm" svg:y1="6.414cm" svg:x2="9.091cm" svg:y2="8.334cm">
            <text:p/>
          </draw:line>
          <draw:line draw:style-name="gr3" draw:text-style-name="P1" draw:layer="layout" svg:x1="5.64cm" svg:y1="6.401cm" svg:x2="9.091cm" svg:y2="4.434cm">
            <text:p/>
          </draw:line>
          <draw:frame draw:style-name="gr4" draw:text-style-name="P2" draw:layer="layout" svg:width="0.938cm" svg:height="0.966cm" svg:x="5.391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3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1cm" svg:y="3.668cm">
            <draw:text-box>
              <text:p text:style-name="P5"><text:span text:style-name="T5">y</text:span><text:span text:style-name="T6">0</text:span></text:p>
            </draw:text-box>
          </draw:frame>
        </draw:g>
        <draw:custom-shape draw:style-name="gr7" draw:text-style-name="P7" draw:layer="layout" svg:width="0.5cm" svg:height="1.885cm" svg:x="10.591cm" svg:y="4.415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1" draw:layer="layout" svg:x1="10.391cm" svg:y1="4.4cm" svg:x2="10.391cm" svg:y2="6.3cm">
          <text:p/>
        </draw:line>
        <draw:frame draw:style-name="gr8" draw:text-style-name="P7" draw:layer="layout" svg:width="0.9cm" svg:height="0.9cm" svg:x="6.091cm" svg:y="3.9cm">
          <draw:image xlink:href="Pictures/100000000000003F0000004E81C8430DAB47A97F.png" xlink:type="simple" xlink:show="embed" xlink:actuate="onLoad" loext:mime-type="image/png">
            <text:p/>
          </draw:image>
        </draw:frame>
        <draw:frame draw:style-name="gr8" draw:text-style-name="P7" draw:layer="layout" svg:width="0.9cm" svg:height="0.9cm" svg:x="5.691cm" svg:y="7.9cm">
          <draw:image xlink:href="Pictures/100000000000003F0000004E81C8430DAB47A97F.png" xlink:type="simple" xlink:show="embed" xlink:actuate="onLoad" loext:mime-type="image/png">
            <text:p/>
          </draw:image>
        </draw:frame>
        <draw:frame draw:style-name="gr9" draw:text-style-name="P8" draw:layer="layout" svg:width="0.5cm" svg:height="1.02cm" svg:x="11.291cm" svg:y="4.88cm">
          <draw:image xlink:href="Pictures/10000000000000230000004884423E5976CC99B8.png" xlink:type="simple" xlink:show="embed" xlink:actuate="onLoad" loext:mime-type="image/png">
            <text:p/>
          </draw:image>
        </draw:frame>
        <draw:line draw:style-name="gr6" draw:text-style-name="P1" draw:layer="layout" svg:x1="5.792cm" svg:y1="6.4cm" svg:x2="10.493cm" svg:y2="6.3cm">
          <text:p/>
        </draw:line>
      </draw:page>
      <draw:page draw:name="page3" draw:style-name="dp1" draw:master-page-name="Padrão">
        <draw:line draw:style-name="gr10" draw:text-style-name="P1" draw:layer="layout" svg:x1="5.691cm" svg:y1="6.3cm" svg:x2="10.391cm" svg:y2="4.4cm">
          <text:p/>
        </draw:line>
        <draw:frame draw:style-name="gr4" draw:text-style-name="P10" draw:layer="layout" svg:width="0.798cm" svg:height="0.839cm" svg:x="10.093cm" svg:y="3.361cm">
          <draw:text-box>
            <text:p text:style-name="P9"><text:span text:style-name="T7">p</text:span></text:p>
          </draw:text-box>
        </draw:frame>
        <draw:custom-shape draw:style-name="gr5" draw:text-style-name="P7" draw:layer="layout" svg:width="0.5cm" svg:height="2.785cm" draw:transform="rotate (-1.00914937350312) translate (7.626cm 4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7" draw:layer="layout" svg:width="0.5cm" svg:height="2.785cm" draw:transform="rotate (1.01962134901509) translate (5.158cm 6.9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1" draw:layer="layout" svg:x1="8.092cm" svg:y1="7.8cm" svg:x2="10.392cm" svg:y2="6.3cm">
          <text:p/>
        </draw:line>
        <draw:line draw:style-name="gr6" draw:text-style-name="P1" draw:layer="layout" svg:x1="7.992cm" svg:y1="5cm" svg:x2="10.392cm" svg:y2="6.3cm">
          <text:p/>
        </draw:line>
        <draw:g>
          <draw:line draw:style-name="gr1" draw:text-style-name="P1" draw:layer="layout" svg:x1="5.654cm" svg:y1="6.4cm" svg:x2="5.654cm" svg:y2="2.534cm">
            <text:p/>
          </draw:line>
          <draw:line draw:style-name="gr2" draw:text-style-name="P1" draw:layer="layout" svg:x1="5.654cm" svg:y1="6.414cm" svg:x2="9.092cm" svg:y2="8.334cm">
            <text:p/>
          </draw:line>
          <draw:line draw:style-name="gr3" draw:text-style-name="P1" draw:layer="layout" svg:x1="5.641cm" svg:y1="6.401cm" svg:x2="9.092cm" svg:y2="4.434cm">
            <text:p/>
          </draw:line>
          <draw:frame draw:style-name="gr4" draw:text-style-name="P2" draw:layer="layout" svg:width="0.938cm" svg:height="0.966cm" svg:x="5.392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4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2cm" svg:y="3.668cm">
            <draw:text-box>
              <text:p text:style-name="P5"><text:span text:style-name="T5">y</text:span><text:span text:style-name="T6">0</text:span></text:p>
            </draw:text-box>
          </draw:frame>
        </draw:g>
        <draw:custom-shape draw:style-name="gr11" draw:text-style-name="P7" draw:layer="layout" svg:width="0.5cm" svg:height="1.885cm" svg:x="10.592cm" svg:y="4.415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1" draw:layer="layout" svg:x1="10.392cm" svg:y1="4.4cm" svg:x2="10.392cm" svg:y2="6.3cm">
          <text:p/>
        </draw:line>
        <draw:frame draw:style-name="gr8" draw:text-style-name="P7" draw:layer="layout" svg:width="0.9cm" svg:height="0.9cm" svg:x="6.092cm" svg:y="3.9cm">
          <draw:image xlink:href="Pictures/100000000000003F0000004E81C8430DAB47A97F.png" xlink:type="simple" xlink:show="embed" xlink:actuate="onLoad" loext:mime-type="image/png">
            <text:p/>
          </draw:image>
        </draw:frame>
        <draw:frame draw:style-name="gr8" draw:text-style-name="P7" draw:layer="layout" svg:width="0.9cm" svg:height="0.9cm" svg:x="5.692cm" svg:y="7.9cm">
          <draw:image xlink:href="Pictures/100000000000003F0000004E81C8430DAB47A97F.png" xlink:type="simple" xlink:show="embed" xlink:actuate="onLoad" loext:mime-type="image/png">
            <text:p/>
          </draw:image>
        </draw:frame>
        <draw:frame draw:style-name="gr9" draw:text-style-name="P8" draw:layer="layout" svg:width="0.5cm" svg:height="1.02cm" svg:x="11.292cm" svg:y="4.88cm">
          <draw:image xlink:href="Pictures/10000000000000230000004884423E5976CC99B8.png" xlink:type="simple" xlink:show="embed" xlink:actuate="onLoad" loext:mime-type="image/png">
            <text:p/>
          </draw:image>
        </draw:frame>
        <draw:line draw:style-name="gr6" draw:text-style-name="P1" draw:layer="layout" svg:x1="5.691cm" svg:y1="6.4cm" svg:x2="10.392cm" svg:y2="6.3cm">
          <text:p/>
        </draw:line>
      </draw:page>
      <draw:page draw:name="page4" draw:style-name="dp1" draw:master-page-name="Padrão">
        <draw:line draw:style-name="gr10" draw:text-style-name="P1" draw:layer="layout" svg:x1="5.692cm" svg:y1="6.3cm" svg:x2="10.392cm" svg:y2="4.4cm">
          <text:p/>
        </draw:line>
        <draw:frame draw:style-name="gr4" draw:text-style-name="P10" draw:layer="layout" svg:width="0.798cm" svg:height="0.839cm" svg:x="10.094cm" svg:y="3.361cm">
          <draw:text-box>
            <text:p text:style-name="P9"><text:span text:style-name="T7">p</text:span></text:p>
          </draw:text-box>
        </draw:frame>
        <draw:g>
          <draw:line draw:style-name="gr1" draw:text-style-name="P1" draw:layer="layout" svg:x1="5.655cm" svg:y1="6.4cm" svg:x2="5.655cm" svg:y2="2.534cm">
            <text:p/>
          </draw:line>
          <draw:line draw:style-name="gr2" draw:text-style-name="P1" draw:layer="layout" svg:x1="5.655cm" svg:y1="6.414cm" svg:x2="9.093cm" svg:y2="8.334cm">
            <text:p/>
          </draw:line>
          <draw:line draw:style-name="gr3" draw:text-style-name="P1" draw:layer="layout" svg:x1="5.642cm" svg:y1="6.401cm" svg:x2="9.093cm" svg:y2="4.434cm">
            <text:p/>
          </draw:line>
          <draw:frame draw:style-name="gr4" draw:text-style-name="P2" draw:layer="layout" svg:width="0.938cm" svg:height="0.966cm" svg:x="5.393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5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3cm" svg:y="3.668cm">
            <draw:text-box>
              <text:p text:style-name="P5"><text:span text:style-name="T5">y</text:span><text:span text:style-name="T6">0</text:span></text:p>
            </draw:text-box>
          </draw:frame>
        </draw:g>
        <draw:line draw:style-name="gr6" draw:text-style-name="P1" draw:layer="layout" svg:x1="5.592cm" svg:y1="6.4cm" svg:x2="10.293cm" svg:y2="6.3cm">
          <text:p/>
        </draw:line>
        <draw:line draw:style-name="gr6" draw:text-style-name="P1" draw:layer="layout" svg:x1="10.291cm" svg:y1="4.5cm" svg:x2="10.294cm" svg:y2="6.3cm">
          <text:p/>
        </draw:line>
      </draw:page>
      <draw:page draw:name="page5" draw:style-name="dp1" draw:master-page-name="Padrão">
        <draw:line draw:style-name="gr10" draw:text-style-name="P1" draw:layer="layout" svg:x1="5.692cm" svg:y1="6.3cm" svg:x2="10.392cm" svg:y2="4.4cm">
          <text:p/>
        </draw:line>
        <draw:frame draw:style-name="gr4" draw:text-style-name="P10" draw:layer="layout" svg:width="0.798cm" svg:height="0.839cm" svg:x="10.094cm" svg:y="3.361cm">
          <draw:text-box>
            <text:p text:style-name="P9"><text:span text:style-name="T7">p</text:span></text:p>
          </draw:text-box>
        </draw:frame>
        <draw:g>
          <draw:line draw:style-name="gr1" draw:text-style-name="P1" draw:layer="layout" svg:x1="5.655cm" svg:y1="6.4cm" svg:x2="5.655cm" svg:y2="2.534cm">
            <text:p/>
          </draw:line>
          <draw:line draw:style-name="gr2" draw:text-style-name="P1" draw:layer="layout" svg:x1="5.655cm" svg:y1="6.414cm" svg:x2="9.093cm" svg:y2="8.334cm">
            <text:p/>
          </draw:line>
          <draw:line draw:style-name="gr3" draw:text-style-name="P1" draw:layer="layout" svg:x1="5.642cm" svg:y1="6.401cm" svg:x2="9.093cm" svg:y2="4.434cm">
            <text:p/>
          </draw:line>
          <draw:frame draw:style-name="gr4" draw:text-style-name="P2" draw:layer="layout" svg:width="0.938cm" svg:height="0.966cm" svg:x="5.393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5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3cm" svg:y="3.668cm">
            <draw:text-box>
              <text:p text:style-name="P5"><text:span text:style-name="T5">y</text:span><text:span text:style-name="T6">0</text:span></text:p>
            </draw:text-box>
          </draw:frame>
        </draw:g>
        <draw:line draw:style-name="gr6" draw:text-style-name="P1" draw:layer="layout" svg:x1="5.592cm" svg:y1="6.4cm" svg:x2="10.293cm" svg:y2="6.3cm">
          <text:p/>
        </draw:line>
        <draw:line draw:style-name="gr6" draw:text-style-name="P1" draw:layer="layout" svg:x1="10.291cm" svg:y1="4.5cm" svg:x2="10.294cm" svg:y2="6.3cm">
          <text:p/>
        </draw:line>
        <draw:custom-shape draw:style-name="gr12" draw:text-style-name="P7" draw:layer="layout" svg:width="0.5cm" svg:height="3.718cm" draw:transform="rotate (-1.00914937350312) translate (8.438cm 3.8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8" draw:layer="layout" svg:width="0.5cm" svg:height="0.63cm" svg:x="6.391cm" svg:y="3.9cm">
          <draw:image xlink:href="Pictures/10000000000000220000002B35F8564D24B6BA01.png" xlink:type="simple" xlink:show="embed" xlink:actuate="onLoad" loext:mime-type="image/png">
            <text:p/>
          </draw:image>
        </draw:frame>
        <draw:custom-shape draw:style-name="gr11" draw:text-style-name="P7" draw:layer="layout" svg:width="0.5cm" svg:height="1.885cm" svg:x="9.191cm" svg:y="2.515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1" draw:layer="layout" svg:x1="8.991cm" svg:y1="2.5cm" svg:x2="8.991cm" svg:y2="4.4cm">
          <text:p/>
        </draw:line>
        <draw:frame draw:style-name="gr9" draw:text-style-name="P8" draw:layer="layout" svg:width="0.5cm" svg:height="1.02cm" svg:x="9.891cm" svg:y="2.98cm">
          <draw:image xlink:href="Pictures/10000000000000230000004884423E5976CC99B8.png" xlink:type="simple" xlink:show="embed" xlink:actuate="onLoad" loext:mime-type="image/png">
            <text:p/>
          </draw:image>
        </draw:frame>
      </draw:page>
      <draw:page draw:name="page6" draw:style-name="dp1" draw:master-page-name="Padrão">
        <draw:line draw:style-name="gr10" draw:text-style-name="P1" draw:layer="layout" svg:x1="5.692cm" svg:y1="6.3cm" svg:x2="10.392cm" svg:y2="4.4cm">
          <text:p/>
        </draw:line>
        <draw:frame draw:style-name="gr4" draw:text-style-name="P10" draw:layer="layout" svg:width="0.798cm" svg:height="0.839cm" svg:x="10.094cm" svg:y="3.361cm">
          <draw:text-box>
            <text:p text:style-name="P9"><text:span text:style-name="T7">p</text:span></text:p>
          </draw:text-box>
        </draw:frame>
        <draw:g>
          <draw:line draw:style-name="gr1" draw:text-style-name="P1" draw:layer="layout" svg:x1="5.655cm" svg:y1="6.4cm" svg:x2="5.655cm" svg:y2="2.534cm">
            <text:p/>
          </draw:line>
          <draw:line draw:style-name="gr2" draw:text-style-name="P1" draw:layer="layout" svg:x1="5.655cm" svg:y1="6.414cm" svg:x2="9.093cm" svg:y2="8.334cm">
            <text:p/>
          </draw:line>
          <draw:line draw:style-name="gr3" draw:text-style-name="P1" draw:layer="layout" svg:x1="5.642cm" svg:y1="6.401cm" svg:x2="9.093cm" svg:y2="4.434cm">
            <text:p/>
          </draw:line>
          <draw:frame draw:style-name="gr4" draw:text-style-name="P2" draw:layer="layout" svg:width="0.938cm" svg:height="0.966cm" svg:x="5.393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5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3cm" svg:y="3.668cm">
            <draw:text-box>
              <text:p text:style-name="P5"><text:span text:style-name="T5">y</text:span><text:span text:style-name="T6">0</text:span></text:p>
            </draw:text-box>
          </draw:frame>
        </draw:g>
        <draw:line draw:style-name="gr6" draw:text-style-name="P1" draw:layer="layout" svg:x1="5.592cm" svg:y1="6.4cm" svg:x2="10.293cm" svg:y2="6.3cm">
          <text:p/>
        </draw:line>
        <draw:line draw:style-name="gr6" draw:text-style-name="P1" draw:layer="layout" svg:x1="10.291cm" svg:y1="4.5cm" svg:x2="10.294cm" svg:y2="6.3cm">
          <text:p/>
        </draw:line>
        <draw:line draw:style-name="gr6" draw:text-style-name="P1" draw:layer="layout" svg:x1="8.991cm" svg:y1="2.5cm" svg:x2="8.991cm" svg:y2="4.4cm">
          <text:p/>
        </draw:line>
        <draw:line draw:style-name="gr13" draw:text-style-name="P1" draw:layer="layout" svg:x1="5.679cm" svg:y1="6.314cm" svg:x2="8.991cm" svg:y2="2.5cm">
          <text:p/>
        </draw:line>
        <draw:frame draw:style-name="gr4" draw:text-style-name="P12" draw:layer="layout" svg:width="0.917cm" svg:height="0.839cm" svg:x="8.374cm" svg:y="1.561cm">
          <draw:text-box>
            <text:p text:style-name="P11"><text:span text:style-name="T8">p’</text:span></text:p>
          </draw:text-box>
        </draw:frame>
      </draw:page>
      <draw:page draw:name="page7" draw:style-name="dp1" draw:master-page-name="Padrão">
        <draw:line draw:style-name="gr10" draw:text-style-name="P1" draw:layer="layout" svg:x1="5.692cm" svg:y1="6.3cm" svg:x2="10.392cm" svg:y2="4.4cm">
          <text:p/>
        </draw:line>
        <draw:frame draw:style-name="gr4" draw:text-style-name="P10" draw:layer="layout" svg:width="0.798cm" svg:height="0.839cm" svg:x="10.191cm" svg:y="4.5cm">
          <draw:text-box>
            <text:p text:style-name="P9"><text:span text:style-name="T7">p</text:span></text:p>
          </draw:text-box>
        </draw:frame>
        <draw:g>
          <draw:line draw:style-name="gr1" draw:text-style-name="P1" draw:layer="layout" svg:x1="5.655cm" svg:y1="6.4cm" svg:x2="5.655cm" svg:y2="2.534cm">
            <text:p/>
          </draw:line>
          <draw:line draw:style-name="gr2" draw:text-style-name="P1" draw:layer="layout" svg:x1="5.655cm" svg:y1="6.414cm" svg:x2="9.093cm" svg:y2="8.334cm">
            <text:p/>
          </draw:line>
          <draw:line draw:style-name="gr3" draw:text-style-name="P1" draw:layer="layout" svg:x1="5.642cm" svg:y1="6.401cm" svg:x2="9.093cm" svg:y2="4.434cm">
            <text:p/>
          </draw:line>
          <draw:frame draw:style-name="gr4" draw:text-style-name="P2" draw:layer="layout" svg:width="0.938cm" svg:height="0.966cm" svg:x="5.393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5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3cm" svg:y="3.668cm">
            <draw:text-box>
              <text:p text:style-name="P5"><text:span text:style-name="T5">y</text:span><text:span text:style-name="T6">0</text:span></text:p>
            </draw:text-box>
          </draw:frame>
        </draw:g>
        <draw:line draw:style-name="gr13" draw:text-style-name="P1" draw:layer="layout" svg:x1="5.679cm" svg:y1="6.314cm" svg:x2="8.991cm" svg:y2="2.5cm">
          <text:p/>
        </draw:line>
        <draw:frame draw:style-name="gr4" draw:text-style-name="P12" draw:layer="layout" svg:width="0.917cm" svg:height="0.839cm" svg:x="8.374cm" svg:y="1.561cm">
          <draw:text-box>
            <text:p text:style-name="P11"><text:span text:style-name="T8">p’</text:span></text:p>
          </draw:text-box>
        </draw:frame>
        <draw:custom-shape draw:style-name="gr14" draw:text-style-name="P13" xml:id="id2" draw:id="id2" draw:layer="layout" svg:width="0.3cm" svg:height="0.3cm" svg:x="8.891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" draw:id="id1" draw:layer="layout" svg:width="0.3cm" svg:height="0.3cm" svg:x="10.49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draw:line-skew="0.324cm" svg:x1="10.792cm" svg:y1="4.35cm" svg:x2="9.191cm" svg:y2="2.35cm" draw:start-shape="id1" draw:start-glue-point="10" draw:end-shape="id2" draw:end-glue-point="10" svg:d="M10792 4350c1237 0 2038-2000-1601-2000" svg:viewBox="0 0 2643 2001">
          <text:p/>
        </draw:connector>
        <draw:custom-shape draw:style-name="gr16" draw:text-style-name="P7" draw:layer="layout" svg:width="9.1cm" svg:height="3.8cm" svg:x="1.39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4" draw:layer="layout" svg:width="1.311cm" svg:height="0.878cm" svg:x="11.78cm" svg:y="2.4cm">
          <draw:text-box>
            <text:p><text:span text:style-name="T9">45</text:span><text:span text:style-name="T10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091cm" fo:margin-right="0.007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2T10:27:48.186000000</meta:creation-date>
    <dc:date>2022-04-02T12:42:29.280000000</dc:date>
    <meta:editing-duration>PT1H30M15S</meta:editing-duration>
    <meta:editing-cycles>5</meta:editing-cycles>
    <meta:generator>LibreOffice/6.2.7.1$Windows_X86_64 LibreOffice_project/23edc44b61b830b7d749943e020e96f5a7df63bf</meta:generator>
    <meta:document-statistic meta:object-count="100"/>
  </office:meta>
</office:document-meta>
</file>